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Normal">
      <style:paragraph-properties fo:margin-top="0in" fo:margin-bottom="0.1063in" style:contextual-spacing="false" fo:text-align="center" style:justify-single-word="false"/>
    </style:style>
    <style:style style:name="P2" style:family="paragraph" style:parent-style-name="Normal">
      <style:paragraph-properties fo:margin-left="1.5311in" fo:margin-right="1.5244in" fo:margin-top="0in" fo:margin-bottom="0.1063in" style:contextual-spacing="false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1.5311in" fo:margin-right="1.5244in" fo:margin-top="0in" fo:margin-bottom="0.0335in" style:contextual-spacing="false" fo:text-align="center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.4862in" fo:margin-right="0.2909in" fo:margin-top="0in" fo:margin-bottom="0in" style:contextual-spacing="false" fo:line-height="157%" fo:text-indent="0in" style:auto-text-indent="false">
        <style:tab-stops/>
      </style:paragraph-properties>
    </style:style>
    <style:style style:name="P5" style:family="paragraph" style:parent-style-name="Normal">
      <style:paragraph-properties fo:margin-top="0in" fo:margin-bottom="0.9189in" style:contextual-spacing="false"/>
    </style:style>
    <style:style style:name="P6" style:family="paragraph" style:parent-style-name="TOC_20_1">
      <style:paragraph-properties>
        <style:tab-stops>
          <style:tab-stop style:position="6.6819in" style:type="right"/>
        </style:tab-stops>
      </style:paragraph-properties>
    </style:style>
    <style:style style:name="P7" style:family="paragraph" style:parent-style-name="Normal">
      <style:paragraph-properties fo:margin-left="0.4862in" fo:margin-right="0in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.4862in" fo:margin-right="0in" fo:margin-top="0in" fo:margin-bottom="0.1299in" style:contextual-spacing="false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margin-top="0in" fo:margin-bottom="0in" style:contextual-spacing="false" fo:line-height="170%" fo:text-indent="0.4898in" style:auto-text-indent="false">
        <style:tab-stops/>
      </style:paragraph-properties>
    </style:style>
    <style:style style:name="P10" style:family="paragraph" style:parent-style-name="Heading_20_1">
      <style:paragraph-properties fo:margin-left="1.6701in" fo:margin-right="1.5244in" fo:margin-top="0in" fo:margin-bottom="0.1299in" style:contextual-spacing="false" fo:text-indent="-0.1457in" style:auto-text-indent="false">
        <style:tab-stops/>
      </style:paragraph-properties>
    </style:style>
    <style:style style:name="P11" style:family="paragraph" style:parent-style-name="Heading_20_1">
      <style:paragraph-properties fo:margin-left="1.6701in" fo:margin-right="1.5244in" fo:margin-top="0in" fo:margin-bottom="0.1299in" style:contextual-spacing="false" fo:text-indent="-0.1457in" style:auto-text-indent="false" fo:break-before="page">
        <style:tab-stops/>
      </style:paragraph-properties>
    </style:style>
    <style:style style:name="P12" style:family="paragraph" style:parent-style-name="Heading_20_1">
      <style:paragraph-properties fo:margin-left="1.6701in" fo:margin-right="1.5244in" fo:text-indent="-0.1457in" style:auto-text-indent="false" fo:break-before="page">
        <style:tab-stops/>
      </style:paragraph-properties>
    </style:style>
    <style:style style:name="P13" style:family="paragraph" style:parent-style-name="Heading_20_1">
      <style:paragraph-properties fo:margin-left="0.1457in" fo:margin-right="1.6008in" fo:text-align="end" style:justify-single-word="false" fo:text-indent="-0.1457in" style:auto-text-indent="false" fo:break-before="page">
        <style:tab-stops/>
      </style:paragraph-properties>
    </style:style>
    <style:style style:name="P14" style:family="paragraph" style:parent-style-name="Heading_20_2">
      <style:paragraph-properties fo:margin-left="0in" fo:margin-right="-0.0102in" fo:text-indent="0in" style:auto-text-indent="false"/>
      <style:text-properties officeooo:paragraph-rsid="00096751"/>
    </style:style>
    <style:style style:name="P15" style:family="paragraph" style:parent-style-name="Normal" style:master-page-name="MP0">
      <style:paragraph-properties fo:margin-top="0in" fo:margin-bottom="0.1063in" style:contextual-spacing="false" fo:text-align="center" style:justify-single-word="false" style:page-number="auto" fo:break-before="page"/>
    </style:style>
    <style:style style:name="P16" style:family="paragraph" style:parent-style-name="Normal">
      <style:paragraph-properties fo:margin-top="0in" fo:margin-bottom="0.4602in" style:contextual-spacing="false" fo:text-align="center" style:justify-single-word="false"/>
      <style:text-properties officeooo:paragraph-rsid="00096751"/>
    </style:style>
    <style:style style:name="P17" style:family="paragraph" style:parent-style-name="Normal">
      <style:paragraph-properties fo:margin-left="1.5311in" fo:margin-right="0in" fo:margin-top="0in" fo:margin-bottom="0.1063in" style:contextual-spacing="false" fo:text-align="center" style:justify-single-word="false" fo:text-indent="0in" style:auto-text-indent="false">
        <style:tab-stops/>
      </style:paragraph-properties>
      <style:text-properties officeooo:paragraph-rsid="00096751"/>
    </style:style>
    <style:style style:name="P18" style:family="paragraph" style:parent-style-name="Normal">
      <style:paragraph-properties fo:margin-left="0in" fo:margin-right="0in" fo:margin-top="0in" fo:margin-bottom="0in" style:contextual-spacing="false" fo:line-height="157%" fo:text-align="center" style:justify-single-word="false" fo:text-indent="0in" style:auto-text-indent="false">
        <style:tab-stops/>
      </style:paragraph-properties>
      <style:text-properties officeooo:paragraph-rsid="00096751"/>
    </style:style>
    <style:style style:name="P19" style:family="paragraph" style:parent-style-name="Normal">
      <style:paragraph-properties fo:margin-left="0in" fo:margin-right="-0.0102in" fo:text-align="end" style:justify-single-word="false" fo:text-indent="0in" style:auto-text-indent="false"/>
      <style:text-properties officeooo:rsid="00096751" officeooo:paragraph-rsid="00096751"/>
    </style:style>
    <style:style style:name="P20" style:family="paragraph" style:parent-style-name="Normal">
      <style:paragraph-properties fo:margin-left="1.5311in" fo:margin-right="0in" fo:margin-top="0in" fo:margin-bottom="0.1063in" style:contextual-spacing="false" fo:text-align="center" style:justify-single-word="false" fo:text-indent="0in" style:auto-text-indent="false">
        <style:tab-stops/>
      </style:paragraph-properties>
      <style:text-properties officeooo:rsid="00096751" officeooo:paragraph-rsid="00096751"/>
    </style:style>
    <style:style style:name="P21" style:family="paragraph" style:parent-style-name="Normal">
      <style:paragraph-properties fo:margin-left="0in" fo:margin-right="0in" fo:margin-top="0in" fo:margin-bottom="0in" style:contextual-spacing="false" fo:line-height="170%" fo:text-indent="0.4898in" style:auto-text-indent="false">
        <style:tab-stops/>
      </style:paragraph-properties>
      <style:text-properties officeooo:rsid="0009a957" officeooo:paragraph-rsid="0009a957"/>
    </style:style>
    <style:style style:name="P22" style:family="paragraph" style:parent-style-name="Text_20_body">
      <style:paragraph-properties fo:margin-left="1.5311in" fo:margin-right="1.0346in" fo:margin-top="0in" fo:margin-bottom="1.1689in" style:contextual-spacing="false" fo:text-align="center" style:justify-single-word="false" fo:text-indent="0in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6751" style:font-weight-asian="bold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Calibri" fo:font-size="11pt" style:font-name-asian="Calibri" style:font-size-asian="11pt" style:font-name-complex="Calibri"/>
    </style:style>
    <style:style style:name="T5" style:family="text">
      <style:text-properties officeooo:rsid="00096751"/>
    </style:style>
    <style:style style:name="T6" style:family="text">
      <style:text-properties officeooo:rsid="000b221f"/>
    </style:style>
    <style:style style:name="T7" style:family="text">
      <style:text-properties officeooo:rsid="000b7503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0ca1f4"/>
    </style:style>
    <style:style style:name="T10" style:family="text">
      <style:text-properties officeooo:rsid="000fc3d7"/>
    </style:style>
    <style:style style:name="T11" style:family="text">
      <style:text-properties officeooo:rsid="00155a37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4pt" style:font-name-asian="Times New Roman" style:font-size-asian="14pt" style:font-name-complex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Default_20_Paragraph_20_Font"><text:span text:style-name="T1">Факультет <text:s/>інформатики та обчислювальної техніки</text:span></text:span></text:p>
      <text:p text:style-name="P16"><text:span text:style-name="Default_20_Paragraph_20_Font"><text:span text:style-name="T1">Кафедра інформатики та програмної інженерії</text:span></text:span></text:p>
      <text:h text:style-name="P14" text:outline-level="2" text:is-list-header="true">“ЗАТВЕРДЖЕНО”</text:h>
      <text:h text:style-name="P14" text:outline-level="2">Максим Головченко</text:h>
      <text:p text:style-name="P19">“__”_________2023 р.</text:p>
      <text:p text:style-name="P19"/>
      <text:p text:style-name="P19"/>
      <text:p text:style-name="P18"><text:span text:style-name="Default_20_Paragraph_20_Font"><text:span text:style-name="T2">Файлова система з консольним інтерфейсом</text:span></text:span></text:p>
      <text:p text:style-name="P1"><text:span text:style-name="Default_20_Paragraph_20_Font"><text:span text:style-name="T1">Програма та методика тестування</text:span></text:span></text:p>
      <text:p text:style-name="P22"><text:bookmark text:name="docs-internal-guid-8d14be90-7fff-2e68-2969-24b5495ec4f6"/><text:span text:style-name="T8">КПІ.ІП-1123.045440.01.91</text:span></text:p>
      <text:p text:style-name="Normal">“ПОГОДЖЕНО”</text:p>
      <text:p text:style-name="Normal">Керівник проєкту:</text:p>
      <text:p text:style-name="P5">М.М. Головченко</text:p>
      <text:p text:style-name="P17">Виконавець:</text:p>
      <text:p text:style-name="P20">Панченко С.В.</text:p>
      <text:p text:style-name="P17"/>
      <text:p text:style-name="P17"/>
      <text:p text:style-name="P17"/>
      <text:p text:style-name="P17"/>
      <text:p text:style-name="P17"/>
      <text:p text:style-name="P2">Київ – 202<text:span text:style-name="T5">3</text:span> року</text:p>
      <text:p text:style-name="P3"><text:soft-page-break/>ЗМІСТ</text:p>
      <text:table-of-content text:style-name="Sect1" text:name="_TOC0">
        <text:table-of-content-source text:outline-level="1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Toc1631" office:target-frame-name="_top" xlink:show="replace" text:style-name="Internet_20_link" text:visited-style-name="Visited_20_Internet_20_Link"><text:span text:style-name="Default_20_Paragraph_20_Font"><text:span text:style-name="T13">1 ОБ’ЄКТ ВИПРОБУВАНЬ</text:span></text:span></text:a><text:a xlink:type="simple" xlink:href="#_Toc1631" office:target-frame-name="_top" xlink:show="replace" text:style-name="Internet_20_link" text:visited-style-name="Visited_20_Internet_20_Link"><text:span text:style-name="T12"><text:tab/></text:span></text:a><text:a xlink:type="simple" xlink:href="#_Toc1631" office:target-frame-name="_top" xlink:show="replace" text:style-name="Internet_20_link" text:visited-style-name="Visited_20_Internet_20_Link"><text:span text:style-name="Default_20_Paragraph_20_Font"><text:span text:style-name="T13">3</text:span></text:span></text:a></text:p>
          <text:p text:style-name="P6"><text:a xlink:type="simple" xlink:href="#_Toc1632" office:target-frame-name="_top" xlink:show="replace" text:style-name="Internet_20_link" text:visited-style-name="Visited_20_Internet_20_Link"><text:span text:style-name="Default_20_Paragraph_20_Font"><text:span text:style-name="T13">2 МЕТА ТЕСТУВАННЯ</text:span></text:span></text:a><text:a xlink:type="simple" xlink:href="#_Toc1632" office:target-frame-name="_top" xlink:show="replace" text:style-name="Internet_20_link" text:visited-style-name="Visited_20_Internet_20_Link"><text:span text:style-name="T12"><text:tab/></text:span></text:a><text:a xlink:type="simple" xlink:href="#_Toc1632" office:target-frame-name="_top" xlink:show="replace" text:style-name="Internet_20_link" text:visited-style-name="Visited_20_Internet_20_Link"><text:span text:style-name="Default_20_Paragraph_20_Font"><text:span text:style-name="T13">4</text:span></text:span></text:a></text:p>
          <text:p text:style-name="P6"><text:a xlink:type="simple" xlink:href="#_Toc1633" office:target-frame-name="_top" xlink:show="replace" text:style-name="Internet_20_link" text:visited-style-name="Visited_20_Internet_20_Link"><text:span text:style-name="Default_20_Paragraph_20_Font"><text:span text:style-name="T13">3 МЕТОДИ ТЕСТУВАННЯ</text:span></text:span></text:a><text:a xlink:type="simple" xlink:href="#_Toc1633" office:target-frame-name="_top" xlink:show="replace" text:style-name="Internet_20_link" text:visited-style-name="Visited_20_Internet_20_Link"><text:span text:style-name="T12"><text:tab/></text:span></text:a><text:a xlink:type="simple" xlink:href="#_Toc1633" office:target-frame-name="_top" xlink:show="replace" text:style-name="Internet_20_link" text:visited-style-name="Visited_20_Internet_20_Link"><text:span text:style-name="Default_20_Paragraph_20_Font"><text:span text:style-name="T13">5</text:span></text:span></text:a></text:p>
          <text:p text:style-name="P6"><text:a xlink:type="simple" xlink:href="#_Toc1634" office:target-frame-name="_top" xlink:show="replace" text:style-name="Internet_20_link" text:visited-style-name="Visited_20_Internet_20_Link"><text:span text:style-name="Default_20_Paragraph_20_Font"><text:span text:style-name="T13">4 ЗАСОБИ ТА ПОРЯДОК ТЕСТУВАННЯ</text:span></text:span></text:a><text:a xlink:type="simple" xlink:href="#_Toc1634" office:target-frame-name="_top" xlink:show="replace" text:style-name="Internet_20_link" text:visited-style-name="Visited_20_Internet_20_Link"><text:tab/></text:a><text:a xlink:type="simple" xlink:href="#_Toc1634" office:target-frame-name="_top" xlink:show="replace" text:style-name="Internet_20_link" text:visited-style-name="Visited_20_Internet_20_Link"><text:span text:style-name="Default_20_Paragraph_20_Font"><text:span text:style-name="T3">6</text:span></text:span></text:a></text:p>
        </text:index-body>
      </text:table-of-content>
      <text:p text:style-name="Normal"/>
      <text:h text:style-name="P10" text:outline-level="1"><text:bookmark-start text:name="_Toc1631"/>ОБ’ЄКТ ВИПРОБУВАНЬ<text:bookmark-end text:name="_Toc1631"/></text:h>
      <text:p text:style-name="P21">Об’єктом випробувань є файлова система з консольним інтерфейсом, що написана на мові програмування C++ з використання бібліотеки FUSE.</text:p>
      <text:h text:style-name="P12" text:outline-level="1"><text:bookmark-start text:name="_Toc1632"/>МЕТА ТЕСТУВАННЯ<text:bookmark-end text:name="_Toc1632"/></text:h>
      <text:p text:style-name="P7">У процесі тестування має бути перевірено наступне:</text:p>
      <text:p text:style-name="P7">а) <text:span text:style-name="T6">працезданість операцій файлової системи</text:span>;</text:p>
      <text:p text:style-name="P8">б) <text:span text:style-name="T6">пришвиднення дій операцій файлової системи.</text:span></text:p>
      <text:h text:style-name="P11" text:outline-level="1"><text:bookmark-start text:name="_Toc1633"/>МЕТОДИ ТЕСТУВАННЯ<text:bookmark-end text:name="_Toc1633"/></text:h>
      <text:p text:style-name="P9">Тестування програмного забезпечення було здійснено за допомогою <text:span text:style-name="T7">юніт-тестів на основі</text:span> фреймворку <text:span text:style-name="T7">GoogleTest</text:span>.</text:p>
      <text:h text:style-name="P13" text:outline-level="1"><text:bookmark-start text:name="_Toc1634"/>ЗАСОБИ ТА ПОРЯДОК ТЕСТУВАННЯ<text:bookmark-end text:name="_Toc1634"/></text:h>
      <text:p text:style-name="P4"><text:s/>Працездатність web-додатку перевіряється за допомогою:</text:p>
      <text:p text:style-name="P7">а) <text:span text:style-name="T10">в</text:span><text:span text:style-name="T9">икористання стандартної C++ бібліотеки &lt;f</text:span><text:span text:style-name="T11">i</text:span><text:span text:style-name="T9">les</text:span><text:span text:style-name="T11">y</text:span><text:span text:style-name="T9">stem&gt;</text:span>;</text:p>
      <text:p text:style-name="P7">б) ручного всіх функцій, заявлених в технічному завданн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071in" fo:margin-right="0in" fo:margin-top="0in" fo:margin-bottom="0.1063in" style:contextual-spacing="false" fo:line-height="110%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in" fo:margin-top="0in" fo:margin-bottom="0.1063in" style:contextual-spacing="false" fo:line-height="110%" fo:text-align="end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071in" fo:margin-right="0in" fo:margin-top="0in" fo:margin-bottom="0.1083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OC_20_1" style:display-name="TOC 1" style:family="paragraph">
      <style:paragraph-properties fo:margin-left="0.0102in" fo:margin-right="0.0102in" fo:hyphenation-ladder-count="no-limit" fo:text-indent="0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WW_5f_CharOUTLINELVL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6945in" style:num-format="1" style:print-orientation="portrait" fo:margin-top="1.052in" fo:margin-bottom="0.9453in" fo:margin-left="0.9846in" fo:margin-right="0.60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Suprun Programa ta metodyka Testuvanna</dc:title>
    <dc:subject/>
    <meta:initial-creator>word</meta:initial-creator>
    <meta:creation-date>2023-11-13T19:22:00Z</meta:creation-date>
    <dc:date>2023-11-13T21:42:16.449007002</dc:date>
    <meta:editing-cycles>12</meta:editing-cycles>
    <meta:editing-duration>PT13M46S</meta:editing-duration>
    <meta:document-statistic meta:table-count="0" meta:image-count="0" meta:object-count="0" meta:page-count="5" meta:paragraph-count="31" meta:word-count="136" meta:character-count="1049" meta:non-whitespace-character-count="945"/>
    <meta:template xlink:type="simple" xlink:actuate="onRequest" xlink:title="" xlink:href="Normal"/>
  </office:meta>
</office:document-meta>
</file>